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ole-draw-aspect="1"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379cm" loext:decorative="false"/>
      <style:paragraph-properties style:writing-mode="lr-tb"/>
    </style:style>
    <style:style style:name="pr5" style:family="presentation" style:parent-style-name="Content_20_1-outline1">
      <style:graphic-properties fo:min-height="8.884cm" loext:decorative="false"/>
      <style:paragraph-properties style:writing-mode="lr-tb"/>
    </style:style>
    <style:style style:name="pr6" style:family="presentation" style:parent-style-name="Content_20_1-notes">
      <style:graphic-properties draw:fill-color="#ffffff"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fo:font-size="30pt" style:font-size-asian="30pt" style:font-size-complex="30pt"/>
    </style:style>
    <style:style style:name="P5" style:family="paragraph">
      <style:paragraph-properties fo:margin-top="0cm" fo:margin-bottom="0cm"/>
    </style:style>
    <style:style style:name="P6" style:family="paragraph">
      <style:text-properties fo:font-size="14pt" style:font-size-asian="14pt" style:font-size-complex="14pt"/>
    </style:style>
    <style:style style:name="P7" style:family="paragraph">
      <style:paragraph-properties fo:margin-left="0cm" fo:margin-right="0cm" fo:margin-top="0.5cm" fo:margin-bottom="0cm" fo:text-indent="0cm"/>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indent="0cm"/>
    </style:style>
    <style:style style:name="P10" style:family="paragraph">
      <style:paragraph-properties fo:text-align="center"/>
    </style:style>
    <style:style style:name="T1" style:family="text">
      <style:text-properties fo:font-size="30pt" style:font-size-asian="30pt" style:font-size-complex="30pt"/>
    </style:style>
    <style:style style:name="T2" style:family="text">
      <style:text-properties fo:font-size="14pt" style:font-size-asian="14pt" style:font-size-complex="14pt"/>
    </style:style>
    <style:style style:name="T3" style:family="text">
      <style:text-properties fo:font-variant="normal" fo:text-transform="none" style:use-window-font-color="true" loext:opacity="0%" style:text-outline="false" style:text-line-through-style="none" style:text-line-through-type="none" style:font-name="Noto Sans1"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Noto Sans1" fo:font-size="14pt" fo:font-style="italic" fo:text-shadow="none" style:text-underline-style="none" fo:font-weight="normal" style:letter-kerning="true" fo:background-color="transparent" style:font-name-asian="Noto Sans CJK SC" style:font-size-asian="14pt" style:font-style-asian="italic" style:font-weight-asian="normal" style:font-name-complex="Noto Sans Devanagari" style:font-size-complex="14pt" style:font-style-complex="italic" style:font-weight-complex="normal" style:text-emphasize="none" style:font-relief="none" style:text-overline-style="none" style:text-overline-color="font-color"/>
    </style:style>
    <style:style style:name="T5"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EP2 - Corrida</text:p>
          </draw:text-box>
        </draw:frame>
        <draw:frame presentation:style-name="pr2" draw:text-style-name="P2" draw:layer="layout" svg:width="19.5cm" svg:height="1cm" svg:x="1cm" svg:y="14.142cm" presentation:class="subtitle" presentation:user-transformed="true">
          <draw:text-box>
            <text:p text:style-name="P1">Ísis Ardisson Logullo 7577410</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4" draw:text-style-name="P4" draw:layer="layout" svg:width="23cm" svg:height="2.629cm" svg:x="-2.5cm" svg:y="1cm" presentation:class="title" presentation:user-transformed="true">
          <draw:text-box>
            <text:p><text:span text:style-name="T1">Arquitetura</text:span></text:p>
          </draw:text-box>
        </draw:frame>
        <draw:frame presentation:style-name="pr5" draw:text-style-name="P6" draw:layer="layout" svg:width="23cm" svg:height="11.634cm" svg:x="2.5cm" svg:y="3.629cm" presentation:class="outline" presentation:user-transformed="true">
          <draw:text-box>
            <text:list text:style-name="L2">
              <text:list-header>
                <text:p><text:span text:style-name="T2">Com os parâmetros d e k <text:s/>cria-se um vetor de tamanho k de Ciclistas (struct), contendo:</text:span></text:p>
                <text:p><text:span text:style-name="T2">- Posição que o ciclista se encontra na pista - linha x coluna (m e n).</text:span></text:p>
                <text:p><text:span text:style-name="T2">- Velocidade do ciclista (1 para 30km/h, 2 para 60km/h) (v).</text:span></text:p>
                <text:p><text:span text:style-name="T2">- Quantidade de voltas que o ciclista completou (volta).</text:span></text:p>
                <text:p><text:span text:style-name="T2">- Quanto tempo ele pedalou (tempo).</text:span></text:p>
                <text:p><text:span text:style-name="T2">- Indicadores: <text:s/>se ele quebrou (quebrado), <text:s/>se ele foi eliminado (desclassificado) e <text:s/>se ele executou todas as voltas até o final (terminou).</text:span></text:p>
                <text:p text:style-name="P5"><text:span text:style-name="T2"/></text:p>
                <text:p text:style-name="P5"><text:span text:style-name="T2">A classificação foi contada volta a volta, utilizando um vetor de pilhas de tamanho 2 * k (quantidade máxima de voltas). Quando um ciclista completa uma volta, ele entra na pilha </text:span></text:p>
                <text:p text:style-name="P5"><text:span text:style-name="T2">da volta. Ao completar uma volta de eliminação, achamos o primeiro da pilha que</text:span></text:p>
                <text:p text:style-name="P5"><text:span text:style-name="T2">ainda não quebrou, não foi eliminado e está na linha de chegada para ser </text:span></text:p>
                <text:p text:style-name="P5"><text:span text:style-name="T2">eliminado.</text:span></text:p>
              </text:list-header>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text-style-name="P4" draw:layer="layout" svg:width="23cm" svg:height="2.629cm" svg:x="-1.206cm" svg:y="0.849cm" presentation:class="title" presentation:user-transformed="true">
          <draw:text-box>
            <text:p><text:span text:style-name="T1">Funcionalidades</text:span></text:p>
          </draw:text-box>
        </draw:frame>
        <draw:frame presentation:style-name="pr8" draw:text-style-name="P6" draw:layer="layout" svg:width="23cm" svg:height="12cm" svg:x="2.5cm" svg:y="3.478cm" presentation:class="outline" presentation:user-transformed="true">
          <draw:text-box>
            <text:list text:style-name="L2">
              <text:list-header>
                <text:p text:style-name="P7"><text:span text:style-name="T3">A pista é construída por uma matriz de </text:span><text:span text:style-name="T4">d</text:span><text:span text:style-name="T3"> colunas e </text:span><text:span text:style-name="T5">k</text:span><text:span text:style-name="T2"> linhas. </text:span><text:span text:style-name="T3">As posições dos ciclistas são atualizadas de 0 até d-1 na matriz </text:span><text:span text:style-name="T2">(esquerda para a direita) . O acesso a pista é feito através de uma matriz de mutex de mesmo tamanho da pista, um mutex para cada posição (i, j) da matriz.</text:span></text:p>
                <text:p><text:span text:style-name="T2">A cada intervalo de tempo (60ms ou 20ms), as threads dos ciclistas executam operações e atualizam suas posições na matriz. Após isso, elas ﬁcam presas em uma barreira e uma decisão de posição é feita.</text:span></text:p>
                <text:p><text:span text:style-name="T2">A decisão de posição adiciona um intervalo de tempo, para depois permitir que os ciclistas pedalem (suﬁciente para o ciclista mover 1m). Ela também veriﬁca quebras e eliminações. </text:span></text:p>
                <text:p><text:span text:style-name="T2">Após restar somente um ciclista na pista a corrida acaba e a classiﬁcação ﬁnal surge. É <text:s/>ordenado o vetor de ciclistas com base na quantidade de voltas percorridas e, caso <text:s text:c="6"/>houver empate, pelo tempo pedalado.</text:span></text:p>
              </text:list-header>
            </text:list>
          </draw:text-box>
        </draw:frame>
        <presentation:notes draw:style-name="dp2">
          <draw:page-thumbnail draw:style-name="gr1" draw:layer="layout" svg:width="17cm" svg:height="9.56cm" svg:x="2cm" svg:y="2.5cm" draw:page-number="3" presentation:class="page"/>
          <draw:frame presentation:style-name="pr9" draw:text-style-name="P8"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4" draw:text-style-name="P4" draw:layer="layout" svg:width="23cm" svg:height="2.629cm" svg:x="-1cm" svg:y="0.871cm" presentation:class="title" presentation:user-transformed="true">
          <draw:text-box>
            <text:p><text:span text:style-name="T1">Funcionalidades</text:span></text:p>
          </draw:text-box>
        </draw:frame>
        <draw:frame presentation:style-name="pr5" draw:text-style-name="P6" draw:layer="layout" svg:width="23cm" svg:height="11.634cm" svg:x="2.5cm" svg:y="3.629cm" presentation:class="outline" presentation:user-transformed="true">
          <draw:text-box>
            <text:list text:style-name="L2">
              <text:list-header>
                <text:p><text:span text:style-name="T2">Para realizar a ultrapassagem: se os ciclistas conseguirem avançar para frente, eles avançam. Caso contrário, eles veriﬁcam se existem duas posições consecutivas livres nas faixas mais externas as que ele está.</text:span></text:p>
                <text:p><text:span text:style-name="T2">Se isso for possível, então ele avança. Senão, ele se move na mesma velocidade que o ciclista da frente, isto é, aguarda o ciclista da frente avançar.</text:span></text:p>
                <text:p><text:span text:style-name="T2">Foram utilizadas barreiras do pthread.h e um vetor </text:span><text:span text:style-name="T5">continua</text:span><text:span text:style-name="T2">, de k posições, que indica se, após a decisão de posição, cada ciclista pode ou não continuar a corrida.</text:span></text:p>
                <text:p><text:span text:style-name="T2">Além da matriz de mutex para o acesso à pista, foi utilizado um mutex para cada posição do vetor de pilhas (garante um acesso por vez de cada ciclista). Há um mutex que protege a função de aleatoriedade para não ocorrer um vício.</text:span></text:p>
                <text:p text:style-name="P7"><text:span text:style-name="T3">A primeira volta é a 0 e é calculado a probabilidade de um ciclista quebrar assim que ele chega em uma volta múltipla de 6, se ele quebrar deixa de aparecer nos próximos <text:s text:c="4"/>rankings. </text:span><text:span text:style-name="T2">Após um ciclista completar todas as voltas que deveria pedalar, sua <text:s text:c="18"/>thread fica em execução.</text:span></text:p>
              </text:list-header>
            </text:list>
            <text:p><text:span text:style-name="T2"/></text:p>
          </draw:text-box>
        </draw:frame>
        <presentation:notes draw:style-name="dp2">
          <draw:page-thumbnail draw:style-name="gr1" draw:layer="layout" svg:width="17cm" svg:height="9.56cm" svg:x="2cm" svg:y="2.5cm" draw:page-number="4" presentation:class="page"/>
          <draw:frame presentation:style-name="pr6" draw:text-style-name="P8"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4" draw:text-style-name="P4" draw:layer="layout" svg:width="23cm" svg:height="2.629cm" svg:x="-2.5cm" svg:y="1cm" presentation:class="title" presentation:user-transformed="true">
          <draw:text-box>
            <text:p><text:span text:style-name="T1">Resultados</text:span></text:p>
          </draw:text-box>
        </draw:frame>
        <draw:frame presentation:style-name="pr5" draw:text-style-name="P6" draw:layer="layout" svg:width="23cm" svg:height="11.634cm" svg:x="2.5cm" svg:y="3.629cm" presentation:class="outline" presentation:user-transformed="true">
          <draw:text-box>
            <text:list text:style-name="L2">
              <text:list-header>
                <text:p text:style-name="P7"><text:span text:style-name="T2">Foram usados os tamanhos de pistas: pequeno 100m, médio 200m e grande 400m.</text:span></text:p>
                <text:p text:style-name="P7"><text:span text:style-name="T2">Foram usados o número de ciclistas: poucos 5, médio 10 e muitos 20.</text:span></text:p>
                <text:p text:style-name="P7"><text:span text:style-name="T2">Números maiores que isso demoravam muito tempo, deixando impossível testar várias vezes.</text:span></text:p>
                <text:p text:style-name="P7"><text:span text:style-name="T2">Foram gerados gráficos com intervalo de confiança de 95% para cada quantidade de ciclistas em todos os tamanhos de pista. Isso para cada tipo de acesso a pista: ingênua e efetiva.</text:span></text:p>
                <text:p text:style-name="P9"><text:span text:style-name="T2"/></text:p>
                <text:p text:style-name="P9"><text:span text:style-name="T2">Pequeno d = 100m :</text:span></text:p>
                <text:p text:style-name="P9"><text:span text:style-name="T2">___________________________________________________________________________</text:span></text:p>
                <text:p text:style-name="P9"><text:span text:style-name="T2"/></text:p>
                <text:p text:style-name="P9"><text:span text:style-name="T2">k = 5</text:span></text:p>
                <text:p text:style-name="P9"><text:span text:style-name="T2">Ingênua - media: 104,29s <text:s text:c="5"/>dp: 6,12 <text:s text:c="15"/>ic: 101,694s a 106,885s</text:span></text:p>
                <text:p text:style-name="P9"><text:span text:style-name="T2">Eficiente - media: 115,613s <text:s text:c="3"/>dp: 7,455 <text:s text:c="13"/>ic: 112,451s a 118,775s</text:span></text:p>
                <text:p text:style-name="P9"><text:span text:style-name="T2">___________________________________________________________________________</text:span></text:p>
                <text:p text:style-name="P9"><text:span text:style-name="T2"/></text:p>
                <text:p text:style-name="P9"><text:span text:style-name="T2">k= 10</text:span></text:p>
                <text:p text:style-name="P9"><text:span text:style-name="T2">Ingênua - media: 167,003s <text:s text:c="4"/>dp: 12,561 <text:s text:c="10"/>ic: 161,676s a 172,330s</text:span></text:p>
                <text:p text:style-name="P9"><text:span text:style-name="T2">Eficiente - media: 166,462s <text:s text:c="4"/>dp: 12,174 <text:s text:c="10"/>ic: 161,299s a 171,625s</text:span></text:p>
                <text:p text:style-name="P9"><text:span text:style-name="T2">___________________________________________________________________________</text:span></text:p>
                <text:p text:style-name="P9"><text:span text:style-name="T2"/></text:p>
                <text:p text:style-name="P9"><text:span text:style-name="T2">k= 20</text:span></text:p>
                <text:p text:style-name="P9"><text:span text:style-name="T2">Ingênua - media: 301,419s <text:s text:c="4"/>dp: 23,49 <text:s text:c="13"/>ic: 291,457s a 311,381s</text:span></text:p>
                <text:p text:style-name="P9"><text:span text:style-name="T2">Eficiente - media: 335,68s <text:s text:c="6"/>dp: 33,049 <text:s text:c="11"/>ic: 321,664s a 349,696s</text:span></text:p>
                <text:p text:style-name="P9"><text:span text:style-name="T2"/></text:p>
              </text:list-header>
            </text:list>
          </draw:text-box>
        </draw:frame>
        <presentation:notes draw:style-name="dp2">
          <draw:page-thumbnail draw:style-name="gr1" draw:layer="layout" svg:width="17cm" svg:height="9.56cm" svg:x="2cm" svg:y="2.5cm" draw:page-number="5" presentation:class="page"/>
          <draw:frame presentation:style-name="pr6" draw:text-style-name="P8" draw:layer="layout" svg:width="17cm" svg:height="14cm" svg:x="2cm" svg:y="13cm" presentation:class="notes" presentation:placeholder="true">
            <draw:text-box/>
          </draw:frame>
        </presentation:notes>
      </draw:page>
      <draw:page draw:name="page6" draw:style-name="dp1" draw:master-page-name="Content_20_1">
        <office:forms form:automatic-focus="false" form:apply-design-mode="false"/>
        <draw:frame presentation:style-name="pr4" draw:text-style-name="P4" draw:layer="layout" svg:width="23cm" svg:height="2.629cm" svg:x="-2.5cm" svg:y="1cm" presentation:class="title" presentation:user-transformed="true">
          <draw:text-box>
            <text:p><text:span text:style-name="T1">Resultados</text:span></text:p>
          </draw:text-box>
        </draw:frame>
        <draw:frame presentation:style-name="pr5" draw:text-style-name="P6" draw:layer="layout" svg:width="12cm" svg:height="11.634cm" svg:x="2cm" svg:y="3.629cm" presentation:class="outline" presentation:user-transformed="true">
          <draw:text-box>
            <text:list text:style-name="L2">
              <text:list-header>
                <text:p text:style-name="P7"><text:span text:style-name="T2">Médio d = 200m :</text:span></text:p>
                <text:p text:style-name="P9"><text:span text:style-name="T2">______________________________________________________________</text:span></text:p>
                <text:p text:style-name="P9"><text:span text:style-name="T2"/></text:p>
                <text:p text:style-name="P9"><text:span text:style-name="T2">k = 5</text:span></text:p>
                <text:p text:style-name="P9"><text:span text:style-name="T2">Ingênua</text:span></text:p>
                <text:p text:style-name="P9"><text:span text:style-name="T2">media: 163,445s <text:s text:c="3"/>dp: 12,981 <text:s text:c="11"/>ic: 157,940s a 168,950s</text:span></text:p>
                <text:p text:style-name="P9"><text:span text:style-name="T2">Eficiente</text:span></text:p>
                <text:p text:style-name="P9"><text:span text:style-name="T2">media: 177,919s <text:s text:c="3"/>dp: 5,273 <text:s text:c="13"/>ic: 175,683s a 180,155s</text:span></text:p>
                <text:p text:style-name="P9"><text:span text:style-name="T2">______________________________________________________________</text:span></text:p>
                <text:p text:style-name="P9"><text:span text:style-name="T2"/></text:p>
                <text:p text:style-name="P9"><text:span text:style-name="T2">k= 10</text:span></text:p>
                <text:p text:style-name="P9"><text:span text:style-name="T2">Ingênua</text:span></text:p>
                <text:p text:style-name="P9"><text:span text:style-name="T2">media: 358,551s <text:s text:c="3"/>dp: 53,276 <text:s text:c="11"/>ic: 335,956s a 381,146s</text:span></text:p>
                <text:p text:style-name="P9"><text:span text:style-name="T2">Eficiente</text:span></text:p>
                <text:p text:style-name="P9"><text:span text:style-name="T2">media: 317,55s <text:s text:c="5"/>dp: 49,815 <text:s text:c="11"/>ic: 296,423s a 338,677s</text:span></text:p>
                <text:p text:style-name="P9"><text:span text:style-name="T2">______________________________________________________________</text:span></text:p>
                <text:p text:style-name="P9"><text:span text:style-name="T2"/></text:p>
                <text:p text:style-name="P9"><text:span text:style-name="T2">k= 20</text:span></text:p>
                <text:p text:style-name="P9"><text:span text:style-name="T2">Ingênua</text:span></text:p>
                <text:p text:style-name="P9"><text:span text:style-name="T2">media: 654,38s <text:s text:c="5"/>dp: 44,025 <text:s text:c="12"/>ic: 635,709s a 673,051s</text:span></text:p>
                <text:p text:style-name="P9"><text:span text:style-name="T2">Eficiente</text:span></text:p>
                <text:p text:style-name="P9"><text:span text:style-name="T2">media: 735,48s <text:s text:c="5"/>dp: 78,003 <text:s text:c="12"/>ic: 702,398s a 768,562s</text:span></text:p>
              </text:list-header>
            </text:list>
            <text:p text:style-name="P9"><text:span text:style-name="T2"/></text:p>
            <text:p text:style-name="P9"><text:span text:style-name="T2"/></text:p>
            <text:p text:style-name="P9"><text:span text:style-name="T2"/></text:p>
            <text:list text:continue-numbering="true" text:style-name="L2">
              <text:list-header>
                <text:p text:style-name="P9"><text:span text:style-name="T2"/></text:p>
              </text:list-header>
            </text:list>
          </draw:text-box>
        </draw:frame>
        <draw:frame presentation:style-name="pr5" draw:text-style-name="P6" draw:layer="layout" svg:width="12cm" svg:height="11.634cm" svg:x="13cm" svg:y="3.629cm" presentation:class="outline" presentation:user-transformed="true">
          <draw:text-box>
            <text:list text:style-name="L2">
              <text:list-header>
                <text:p text:style-name="P7"><text:span text:style-name="T2">Grande d = 400m :</text:span></text:p>
                <text:p text:style-name="P9"><text:span text:style-name="T2">______________________________________________________________</text:span></text:p>
                <text:p text:style-name="P9"><text:span text:style-name="T2"/></text:p>
                <text:p text:style-name="P9"><text:span text:style-name="T2">k = 5</text:span></text:p>
                <text:p text:style-name="P9"><text:span text:style-name="T2">Ingênua</text:span></text:p>
                <text:p text:style-name="P9"><text:span text:style-name="T2">media: 318,636s <text:s text:c="3"/>dp: 32,95 <text:s text:c="13"/>ic: 304,662s a 332,610s</text:span></text:p>
                <text:p text:style-name="P9"><text:span text:style-name="T2">Eficiente</text:span></text:p>
                <text:p text:style-name="P9"><text:span text:style-name="T2">media: 396,691s <text:s text:c="3"/>dp: 33,235 <text:s text:c="11"/>ic: 382,596s a 410,786s</text:span></text:p>
                <text:p text:style-name="P9"><text:span text:style-name="T2">______________________________________________________________</text:span></text:p>
                <text:p text:style-name="P9"><text:span text:style-name="T2"/></text:p>
                <text:p text:style-name="P9"><text:span text:style-name="T2">k= 10</text:span></text:p>
                <text:p text:style-name="P9"><text:span text:style-name="T2">Ingênua</text:span></text:p>
                <text:p text:style-name="P9"><text:span text:style-name="T2">media: 656,057s <text:s text:c="5"/>dp: 43,986 <text:s text:c="7"/>ic: 637,402s a 674,712s</text:span></text:p>
                <text:p text:style-name="P9"><text:span text:style-name="T2">Eficiente</text:span></text:p>
                <text:p text:style-name="P9"><text:span text:style-name="T2">media: 1004,057s <text:s text:c="2"/>dp: 222,782 <text:s text:c="5"/>ic: 909,573s a 1098,540s</text:span></text:p>
                <text:p text:style-name="P9"><text:span text:style-name="T2">______________________________________________________________</text:span></text:p>
                <text:p text:style-name="P9"><text:span text:style-name="T2"/></text:p>
                <text:p text:style-name="P9"><text:span text:style-name="T2">k= 20</text:span></text:p>
                <text:p text:style-name="P9"><text:span text:style-name="T2">Ingênua</text:span></text:p>
                <text:p text:style-name="P9"><text:span text:style-name="T2">media: 2539,24s <text:s text:c="4"/>dp: 288,603 <text:s text:c="4"/>ic: 2416,841s a 2658,638s</text:span></text:p>
                <text:p text:style-name="P9"><text:span text:style-name="T2">Eficiente</text:span></text:p>
                <text:p text:style-name="P9"><text:span text:style-name="T2">media: 1200,291s <text:s text:c="2"/>dp: 63,916 <text:s text:c="6"/>ic: 1173,184s a 1227,398s</text:span></text:p>
              </text:list-header>
            </text:list>
            <text:p text:style-name="P9"><text:span text:style-name="T2"/></text:p>
            <text:p text:style-name="P9"><text:span text:style-name="T2"/></text:p>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1" draw:layer="layout" svg:width="17cm" svg:height="9.56cm" svg:x="2cm" svg:y="2.5cm" draw:page-number="6" presentation:class="page"/>
          <draw:frame presentation:style-name="pr6" draw:text-style-name="P8" draw:layer="layout" svg:width="17cm" svg:height="14cm" svg:x="2cm" svg:y="13cm" presentation:class="notes" presentation:placeholder="true">
            <draw:text-box/>
          </draw:frame>
        </presentation:notes>
      </draw:page>
      <draw:page draw:name="page7" draw:style-name="dp1" draw:master-page-name="Content_20_1" presentation:presentation-page-layout-name="AL3T19">
        <office:forms form:automatic-focus="false" form:apply-design-mode="false"/>
        <draw:frame presentation:style-name="pr4" draw:text-style-name="P4" draw:layer="layout" svg:width="23cm" svg:height="2.629cm" svg:x="0cm" svg:y="0.871cm" presentation:class="title" presentation:user-transformed="true">
          <draw:text-box>
            <text:p><text:span text:style-name="T1">Gráficos: 5 Ciclistas</text:span></text:p>
          </draw:text-box>
        </draw:frame>
        <draw:frame draw:style-name="gr2" draw:text-style-name="P10" draw:layer="layout" svg:width="14cm" svg:height="7.875cm" svg:x="0cm" svg:y="5.624cm">
          <draw:object xlink:href="./Object 1" xlink:type="simple" xlink:show="embed" xlink:actuate="onLoad">
            <loext:p/>
          </draw:object>
          <draw:image xlink:href="./ObjectReplacements/Object 1" xlink:type="simple" xlink:show="embed" xlink:actuate="onLoad"/>
        </draw:frame>
        <draw:frame draw:style-name="gr2" draw:text-style-name="P10" draw:layer="layout" svg:width="14.001cm" svg:height="7.875cm" svg:x="13.831cm" svg:y="5.62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Content_20_1" presentation:presentation-page-layout-name="AL3T19">
        <office:forms form:automatic-focus="false" form:apply-design-mode="false"/>
        <draw:frame presentation:style-name="pr4" draw:text-style-name="P4" draw:layer="layout" svg:width="23cm" svg:height="2.629cm" svg:x="0cm" svg:y="0.871cm" presentation:class="title" presentation:user-transformed="true">
          <draw:text-box>
            <text:p><text:span text:style-name="T1">Gráficos: 10 Ciclistas</text:span></text:p>
          </draw:text-box>
        </draw:frame>
        <draw:frame draw:style-name="gr2" draw:text-style-name="P10" draw:layer="layout" svg:width="14cm" svg:height="7.875cm" svg:x="0cm" svg:y="5.791cm">
          <draw:object xlink:href="./Object 3" xlink:type="simple" xlink:show="embed" xlink:actuate="onLoad">
            <loext:p/>
          </draw:object>
          <draw:image xlink:href="./ObjectReplacements/Object 3" xlink:type="simple" xlink:show="embed" xlink:actuate="onLoad"/>
        </draw:frame>
        <draw:frame draw:style-name="gr2" draw:text-style-name="P10" draw:layer="layout" svg:width="14cm" svg:height="7.875cm" svg:x="14cm" svg:y="5.791cm">
          <draw:object xlink:href="./Object 4" xlink:type="simple" xlink:show="embed" xlink:actuate="onLoad">
            <loext:p/>
          </draw:object>
          <draw:image xlink:href="./ObjectReplacements/Object 4" xlink:type="simple" xlink:show="embed" xlink:actuate="onLoad"/>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Content_20_1" presentation:presentation-page-layout-name="AL3T19">
        <office:forms form:automatic-focus="false" form:apply-design-mode="false"/>
        <draw:frame presentation:style-name="pr4" draw:text-style-name="P4" draw:layer="layout" svg:width="23cm" svg:height="2.629cm" svg:x="0cm" svg:y="0.871cm" presentation:class="title" presentation:user-transformed="true">
          <draw:text-box>
            <text:p><text:span text:style-name="T1">Gráficos: 20 Ciclistas</text:span></text:p>
          </draw:text-box>
        </draw:frame>
        <draw:frame draw:style-name="gr2" draw:text-style-name="P10" draw:layer="layout" svg:width="14cm" svg:height="7.874cm" svg:x="0cm" svg:y="5.826cm">
          <draw:object xlink:href="./Object 5" xlink:type="simple" xlink:show="embed" xlink:actuate="onLoad">
            <loext:p/>
          </draw:object>
          <draw:image xlink:href="./ObjectReplacements/Object 5" xlink:type="simple" xlink:show="embed" xlink:actuate="onLoad"/>
        </draw:frame>
        <draw:frame draw:style-name="gr2" draw:text-style-name="P10" draw:layer="layout" svg:width="13.999cm" svg:height="7.874cm" svg:x="14cm" svg:y="5.826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Content_20_1" presentation:presentation-page-layout-name="AL2T1">
        <office:forms form:automatic-focus="false" form:apply-design-mode="false"/>
        <draw:frame presentation:style-name="pr4" draw:text-style-name="P4" draw:layer="layout" svg:width="23cm" svg:height="2.629cm" svg:x="-2.5cm" svg:y="1.3cm" presentation:class="title" presentation:user-transformed="true">
          <draw:text-box>
            <text:p><text:span text:style-name="T1">Conclusão</text:span></text:p>
          </draw:text-box>
        </draw:frame>
        <draw:frame presentation:style-name="pr5" draw:text-style-name="P6" draw:layer="layout" svg:width="23cm" svg:height="11.634cm" svg:x="2.5cm" svg:y="3.866cm" presentation:class="outline" presentation:user-transformed="true">
          <draw:text-box>
            <text:list text:style-name="L2">
              <text:list-header>
                <text:p><text:span text:style-name="T2">Os resultados dos testes foram os esperados, em sua maioria. Conforme aumentamos a quantidade de ciclistas, também aumenta-se o uso de memória. Isso ocorre porque a maioria das alocações depende do número de ciclistas.</text:span></text:p>
                <text:p><text:span text:style-name="T2">No caso de diferentes tamanhos de pistas, a diferença de uso de memória foi mínima. Já que somente a matriz que representa a pista e a matriz de semáforos dependem do tamanho da pista. Assim, não houve tanta diferença para diferentes tamanhos de pista com a mesma quantidade de ciclistas.</text:span></text:p>
                <text:p><text:span text:style-name="T2">Com relação ao tempo de execução: os testes mostraram que o tamanho da pista e a quantidade de ciclistas influenciam diretamente no tempo. Nos testes para diferentes quantidades de ciclistas, houve uma diferença maior do que nos testes para diferentes tamanhos de pistas. Isso ocorreu pois por conta das ordens de grandezas diferentes para pistas e ciclistas.</text:span></text:p>
                <text:p><text:span text:style-name="T2">Como os testes com muitos ciclistas são 4 vezes maiores do que com pequenos ciclistas, é esperado que o programa rode 4 vezes mais lento, só que os valores obtidos <text:s text:c="20"/>foram menores que isso, devido aos ciclistas quebrados e às <text:s text:c="32"/>aleatoriedades.</text:span></text:p>
              </text:list-header>
            </text:list>
          </draw:text-box>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6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6.2$Linux_X86_64 LibreOffice_project/480$Build-2</meta:generator>
    <meta:creation-date>2025-05-10T20:39:59.819807025</meta:creation-date>
    <meta:editing-duration>P1DT8H50M54S</meta:editing-duration>
    <meta:editing-cycles>43</meta:editing-cycles>
    <dc:date>2025-05-15T22:09:51.022095940</dc:date>
    <meta:document-statistic meta:object-count="29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1cm" svg:height="7.876cm" xlink:href="." xlink:type="simple" chart:class="chart:bar" chart:style-name="ch1">
        <chart:title svg:x="1.467cm" svg:y="0.292cm" chart:style-name="ch2">
          <text:p>Tempo de Execução X Tamanho da Pista: 5 Ciclistas - Ingênua</text:p>
        </chart:title>
        <chart:legend chart:legend-position="end" svg:x="10.837cm" svg:y="3.141cm" style:legend-expansion="high" chart:style-name="ch3"/>
        <chart:plot-area chart:style-name="ch4" chart:data-source-has-labels="both" svg:x="1.291cm" svg:y="1.732cm" svg:width="9.266cm" svg:height="5.006cm">
          <chart:coordinate-region svg:x="2.116cm" svg:y="1.931cm" svg:width="8.441cm" svg:height="4.16cm"/>
          <chart:axis chart:dimension="x" chart:name="primary-x" chart:style-name="ch5" chartooo:axis-type="auto">
            <chartooo:date-scale/>
            <chart:title svg:x="2.381cm" svg:y="6.895cm" chart:style-name="ch2">
              <text:p><text:span text:style-name="T1">Tamanhos das Pistas (pequena, média e grande)</text:span></text:p>
            </chart:title>
            <chart:categories table:cell-range-address="local-table.$A$2:.$A$4"/>
          </chart:axis>
          <chart:axis chart:dimension="y" chart:name="primary-y" chart:style-name="ch6">
            <chart:title svg:x="0.451cm" svg:y="6.746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101.694">
                <text:p>101.694</text:p>
              </table:table-cell>
              <table:table-cell office:value-type="float" office:value="104.29">
                <text:p>104.29</text:p>
              </table:table-cell>
              <table:table-cell office:value-type="float" office:value="106.885">
                <text:p>106.885</text:p>
              </table:table-cell>
            </table:table-row>
            <table:table-row>
              <table:table-cell office:value-type="string">
                <text:p>200m</text:p>
              </table:table-cell>
              <table:table-cell office:value-type="float" office:value="157.94">
                <text:p>157.94</text:p>
              </table:table-cell>
              <table:table-cell office:value-type="float" office:value="163.445">
                <text:p>163.445</text:p>
              </table:table-cell>
              <table:table-cell office:value-type="float" office:value="168.95">
                <text:p>168.95</text:p>
              </table:table-cell>
            </table:table-row>
            <table:table-row>
              <table:table-cell office:value-type="string">
                <text:p>400m</text:p>
              </table:table-cell>
              <table:table-cell office:value-type="float" office:value="304.662">
                <text:p>304.662</text:p>
              </table:table-cell>
              <table:table-cell office:value-type="float" office:value="318.636">
                <text:p>318.636</text:p>
              </table:table-cell>
              <table:table-cell office:value-type="float" office:value="332.61">
                <text:p>332.6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2cm" svg:height="7.876cm" xlink:href="." xlink:type="simple" chart:class="chart:bar" chart:style-name="ch1">
        <chart:title svg:x="1.468cm" svg:y="0.292cm" chart:style-name="ch2">
          <text:p>Tempo de Execução X Tamanho da Pista: 5 Ciclistas - Eficiente</text:p>
        </chart:title>
        <chart:legend chart:legend-position="end" svg:x="10.838cm" svg:y="3.141cm" style:legend-expansion="high" chart:style-name="ch3"/>
        <chart:plot-area chart:style-name="ch4" chart:data-source-has-labels="both" svg:x="1.291cm" svg:y="1.732cm" svg:width="9.267cm" svg:height="5.006cm">
          <chart:coordinate-region svg:x="2.116cm" svg:y="1.931cm" svg:width="8.442cm" svg:height="4.16cm"/>
          <chart:axis chart:dimension="x" chart:name="primary-x" chart:style-name="ch5" chartooo:axis-type="auto">
            <chartooo:date-scale/>
            <chart:title svg:x="2.381cm" svg:y="6.895cm" chart:style-name="ch2">
              <text:p><text:span text:style-name="T1">Tamanhos das Pistas (pequena, média e grande)</text:span></text:p>
            </chart:title>
            <chart:categories table:cell-range-address="local-table.$A$2:.$A$4"/>
          </chart:axis>
          <chart:axis chart:dimension="y" chart:name="primary-y" chart:style-name="ch6">
            <chart:title svg:x="0.451cm" svg:y="6.746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112.451">
                <text:p>112.451</text:p>
              </table:table-cell>
              <table:table-cell office:value-type="float" office:value="115.613">
                <text:p>115.613</text:p>
              </table:table-cell>
              <table:table-cell office:value-type="float" office:value="118.775">
                <text:p>118.775</text:p>
              </table:table-cell>
            </table:table-row>
            <table:table-row>
              <table:table-cell office:value-type="string">
                <text:p>200m</text:p>
              </table:table-cell>
              <table:table-cell office:value-type="float" office:value="175.683">
                <text:p>175.683</text:p>
              </table:table-cell>
              <table:table-cell office:value-type="float" office:value="177.919">
                <text:p>177.919</text:p>
              </table:table-cell>
              <table:table-cell office:value-type="float" office:value="180.155">
                <text:p>180.155</text:p>
              </table:table-cell>
            </table:table-row>
            <table:table-row>
              <table:table-cell office:value-type="string">
                <text:p>400m</text:p>
              </table:table-cell>
              <table:table-cell office:value-type="float" office:value="382.596">
                <text:p>382.596</text:p>
              </table:table-cell>
              <table:table-cell office:value-type="float" office:value="396.691">
                <text:p>396.691</text:p>
              </table:table-cell>
              <table:table-cell office:value-type="float" office:value="410.786">
                <text:p>410.78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1cm" svg:height="7.876cm" xlink:href="." xlink:type="simple" chart:class="chart:bar" chart:style-name="ch1">
        <chart:title svg:x="1.479cm" svg:y="0.292cm" chart:style-name="ch2">
          <text:p>Tempo de Execução X Tamanho da Pista: 10 Ciclistas - Ingênua</text:p>
        </chart:title>
        <chart:legend chart:legend-position="end" svg:x="10.837cm" svg:y="3.141cm" style:legend-expansion="high" chart:style-name="ch3"/>
        <chart:plot-area chart:style-name="ch4" chart:data-source-has-labels="both" svg:x="1.291cm" svg:y="1.732cm" svg:width="9.266cm" svg:height="5.006cm">
          <chart:coordinate-region svg:x="2.116cm" svg:y="1.931cm" svg:width="8.441cm" svg:height="4.16cm"/>
          <chart:axis chart:dimension="x" chart:name="primary-x" chart:style-name="ch5" chartooo:axis-type="auto">
            <chartooo:date-scale/>
            <chart:title svg:x="2.381cm" svg:y="6.895cm" chart:style-name="ch2">
              <text:p><text:span text:style-name="T1">Tamanhos das Pistas (pequena, média e grande)</text:span></text:p>
            </chart:title>
            <chart:categories table:cell-range-address="local-table.$A$2:.$A$4"/>
          </chart:axis>
          <chart:axis chart:dimension="y" chart:name="primary-y" chart:style-name="ch6">
            <chart:title svg:x="0.451cm" svg:y="6.746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161.676">
                <text:p>161.676</text:p>
              </table:table-cell>
              <table:table-cell office:value-type="float" office:value="167.003">
                <text:p>167.003</text:p>
              </table:table-cell>
              <table:table-cell office:value-type="float" office:value="172.33">
                <text:p>172.33</text:p>
              </table:table-cell>
            </table:table-row>
            <table:table-row>
              <table:table-cell office:value-type="string">
                <text:p>200m</text:p>
              </table:table-cell>
              <table:table-cell office:value-type="float" office:value="335.956">
                <text:p>335.956</text:p>
              </table:table-cell>
              <table:table-cell office:value-type="float" office:value="358.551">
                <text:p>358.551</text:p>
              </table:table-cell>
              <table:table-cell office:value-type="float" office:value="381.146">
                <text:p>381.146</text:p>
              </table:table-cell>
            </table:table-row>
            <table:table-row>
              <table:table-cell office:value-type="string">
                <text:p>400m</text:p>
              </table:table-cell>
              <table:table-cell office:value-type="float" office:value="637.402">
                <text:p>637.402</text:p>
              </table:table-cell>
              <table:table-cell office:value-type="float" office:value="656.057">
                <text:p>656.057</text:p>
              </table:table-cell>
              <table:table-cell office:value-type="float" office:value="674.712">
                <text:p>674.712</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1cm" svg:height="7.876cm" xlink:href="." xlink:type="simple" chart:class="chart:bar" chart:style-name="ch1">
        <chart:title svg:x="1.479cm" svg:y="0.292cm" chart:style-name="ch2">
          <text:p>Tempo de Execução X Tamanho da Pista: 10 Ciclistas - Eficiente</text:p>
        </chart:title>
        <chart:legend chart:legend-position="end" svg:x="10.837cm" svg:y="3.141cm" style:legend-expansion="high" chart:style-name="ch3"/>
        <chart:plot-area chart:style-name="ch4" chart:data-source-has-labels="both" svg:x="1.291cm" svg:y="1.732cm" svg:width="9.266cm" svg:height="5.006cm">
          <chart:coordinate-region svg:x="2.307cm" svg:y="1.931cm" svg:width="8.25cm" svg:height="4.16cm"/>
          <chart:axis chart:dimension="x" chart:name="primary-x" chart:style-name="ch5" chartooo:axis-type="auto">
            <chartooo:date-scale/>
            <chart:title svg:x="2.381cm" svg:y="6.895cm" chart:style-name="ch2">
              <text:p><text:span text:style-name="T1">Tamanhos das Pistas (pequena, média e grande)</text:span></text:p>
            </chart:title>
            <chart:categories table:cell-range-address="local-table.$A$2:.$A$4"/>
          </chart:axis>
          <chart:axis chart:dimension="y" chart:name="primary-y" chart:style-name="ch6">
            <chart:title svg:x="0.451cm" svg:y="6.746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161.299">
                <text:p>161.299</text:p>
              </table:table-cell>
              <table:table-cell office:value-type="float" office:value="166.462">
                <text:p>166.462</text:p>
              </table:table-cell>
              <table:table-cell office:value-type="float" office:value="171.625">
                <text:p>171.625</text:p>
              </table:table-cell>
            </table:table-row>
            <table:table-row>
              <table:table-cell office:value-type="string">
                <text:p>200m</text:p>
              </table:table-cell>
              <table:table-cell office:value-type="float" office:value="296.423">
                <text:p>296.423</text:p>
              </table:table-cell>
              <table:table-cell office:value-type="float" office:value="317.55">
                <text:p>317.55</text:p>
              </table:table-cell>
              <table:table-cell office:value-type="float" office:value="338.677">
                <text:p>338.677</text:p>
              </table:table-cell>
            </table:table-row>
            <table:table-row>
              <table:table-cell office:value-type="string">
                <text:p>400m</text:p>
              </table:table-cell>
              <table:table-cell office:value-type="float" office:value="909.573">
                <text:p>909.573</text:p>
              </table:table-cell>
              <table:table-cell office:value-type="float" office:value="1004.057">
                <text:p>1004.057</text:p>
              </table:table-cell>
              <table:table-cell office:value-type="float" office:value="1098.54">
                <text:p>1098.5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001cm" svg:height="7.875cm" xlink:href="." xlink:type="simple" chart:class="chart:bar" chart:style-name="ch1">
        <chart:title svg:x="1.479cm" svg:y="0.292cm" chart:style-name="ch2">
          <text:p>Tempo de Execução X Tamanho da Pista: 20 Ciclistas - Ingênua</text:p>
        </chart:title>
        <chart:legend chart:legend-position="end" svg:x="10.837cm" svg:y="3.14cm" style:legend-expansion="high" chart:style-name="ch3"/>
        <chart:plot-area chart:style-name="ch4" chart:data-source-has-labels="both" svg:x="1.291cm" svg:y="1.732cm" svg:width="9.266cm" svg:height="5.005cm">
          <chart:coordinate-region svg:x="2.307cm" svg:y="1.931cm" svg:width="8.25cm" svg:height="4.159cm"/>
          <chart:axis chart:dimension="x" chart:name="primary-x" chart:style-name="ch5" chartooo:axis-type="auto">
            <chartooo:date-scale/>
            <chart:title svg:x="2.381cm" svg:y="6.894cm" chart:style-name="ch2">
              <text:p><text:span text:style-name="T1">Tamanhos das Pistas (pequena, média e grande)</text:span></text:p>
            </chart:title>
            <chart:categories table:cell-range-address="local-table.$A$2:.$A$4"/>
          </chart:axis>
          <chart:axis chart:dimension="y" chart:name="primary-y" chart:style-name="ch6">
            <chart:title svg:x="0.451cm" svg:y="6.745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291.457">
                <text:p>291.457</text:p>
              </table:table-cell>
              <table:table-cell office:value-type="float" office:value="301.419">
                <text:p>301.419</text:p>
              </table:table-cell>
              <table:table-cell office:value-type="float" office:value="311.381">
                <text:p>311.381</text:p>
              </table:table-cell>
            </table:table-row>
            <table:table-row>
              <table:table-cell office:value-type="string">
                <text:p>200m</text:p>
              </table:table-cell>
              <table:table-cell office:value-type="float" office:value="635.709">
                <text:p>635.709</text:p>
              </table:table-cell>
              <table:table-cell office:value-type="float" office:value="654.38">
                <text:p>654.38</text:p>
              </table:table-cell>
              <table:table-cell office:value-type="float" office:value="673.051">
                <text:p>673.051</text:p>
              </table:table-cell>
            </table:table-row>
            <table:table-row>
              <table:table-cell office:value-type="string">
                <text:p>400m</text:p>
              </table:table-cell>
              <table:table-cell office:value-type="float" office:value="2416.841">
                <text:p>2416.841</text:p>
              </table:table-cell>
              <table:table-cell office:value-type="float" office:value="2539.24">
                <text:p>2539.24</text:p>
              </table:table-cell>
              <table:table-cell office:value-type="float" office:value="2658.638">
                <text:p>2658.638</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style:style style:name="T1" style:family="text">
      <style:text-properties fo:font-size="9pt" style:font-size-asian="9pt" style:font-size-complex="9pt"/>
    </style:style>
  </office:automatic-styles>
  <office:body>
    <office:chart>
      <chart:chart svg:width="14cm" svg:height="7.875cm" xlink:href="." xlink:type="simple" chart:class="chart:bar" chart:style-name="ch1">
        <chart:title svg:x="1.479cm" svg:y="0.292cm" chart:style-name="ch2">
          <text:p>Tempo de Execução X Tamanho da Pista: 20 Ciclistas - Eficiente</text:p>
        </chart:title>
        <chart:legend chart:legend-position="end" svg:x="10.836cm" svg:y="3.14cm" style:legend-expansion="high" chart:style-name="ch3"/>
        <chart:plot-area chart:style-name="ch4" chart:data-source-has-labels="both" svg:x="1.291cm" svg:y="1.732cm" svg:width="9.265cm" svg:height="5.005cm">
          <chart:coordinate-region svg:x="2.307cm" svg:y="1.931cm" svg:width="8.249cm" svg:height="4.159cm"/>
          <chart:axis chart:dimension="x" chart:name="primary-x" chart:style-name="ch5" chartooo:axis-type="auto">
            <chartooo:date-scale/>
            <chart:title svg:x="2.38cm" svg:y="6.894cm" chart:style-name="ch2">
              <text:p><text:span text:style-name="T1">Tamanhos das Pistas (pequena, média e grande)</text:span></text:p>
            </chart:title>
            <chart:categories table:cell-range-address="local-table.$A$2:.$A$4"/>
          </chart:axis>
          <chart:axis chart:dimension="y" chart:name="primary-y" chart:style-name="ch6">
            <chart:title svg:x="0.451cm" svg:y="6.745cm" chart:style-name="ch7">
              <text:p><text:span text:style-name="T1">Tempo de Execução em segundos</text:span></text:p>
            </chart:title>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imite inferior</text:p>
                <text:list>
                  <text:list-item>
                    <text:p/>
                  </text:list-item>
                  <text:list-item>
                    <text:p>Limite inferior</text:p>
                  </text:list-item>
                </text:list>
              </table:table-cell>
              <table:table-cell office:value-type="string">
                <text:p>Media</text:p>
                <text:list>
                  <text:list-item>
                    <text:p/>
                  </text:list-item>
                  <text:list-item>
                    <text:p>Media</text:p>
                  </text:list-item>
                </text:list>
              </table:table-cell>
              <table:table-cell office:value-type="string">
                <text:p>Limite Superior</text:p>
                <text:list>
                  <text:list-item>
                    <text:p/>
                  </text:list-item>
                  <text:list-item>
                    <text:p>Limite Superior</text:p>
                  </text:list-item>
                </text:list>
              </table:table-cell>
            </table:table-row>
          </table:table-header-rows>
          <table:table-rows>
            <table:table-row>
              <table:table-cell office:value-type="string">
                <text:p>100m</text:p>
              </table:table-cell>
              <table:table-cell office:value-type="float" office:value="321.664">
                <text:p>321.664</text:p>
              </table:table-cell>
              <table:table-cell office:value-type="float" office:value="335.68">
                <text:p>335.68</text:p>
              </table:table-cell>
              <table:table-cell office:value-type="float" office:value="349.696">
                <text:p>349.696</text:p>
              </table:table-cell>
            </table:table-row>
            <table:table-row>
              <table:table-cell office:value-type="string">
                <text:p>200m</text:p>
              </table:table-cell>
              <table:table-cell office:value-type="float" office:value="702.398">
                <text:p>702.398</text:p>
              </table:table-cell>
              <table:table-cell office:value-type="float" office:value="735.48">
                <text:p>735.48</text:p>
              </table:table-cell>
              <table:table-cell office:value-type="float" office:value="768.562">
                <text:p>768.562</text:p>
              </table:table-cell>
            </table:table-row>
            <table:table-row>
              <table:table-cell office:value-type="string">
                <text:p>400m</text:p>
              </table:table-cell>
              <table:table-cell office:value-type="float" office:value="1173.184">
                <text:p>1173.184</text:p>
              </table:table-cell>
              <table:table-cell office:value-type="float" office:value="1200.291">
                <text:p>1200.291</text:p>
              </table:table-cell>
              <table:table-cell office:value-type="float" office:value="1227.398">
                <text:p>1227.398</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6.2$Linux_X86_64 LibreOffice_project/480$Build-2</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